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TML_20_Preformatted">
      <style:paragraph-properties fo:margin-left="0.8126in" fo:margin-right="0in" fo:text-indent="0in" style:auto-text-indent="false"/>
    </style:style>
    <style:style style:name="P3" style:family="paragraph" style:parent-style-name="HTML_20_Preformatted">
      <style:paragraph-properties fo:margin-left="0.8126in" fo:margin-right="0in" fo:text-indent="0in" style:auto-text-indent="false"/>
      <style:text-properties style:font-name="Times New Roman" fo:font-size="12pt" style:font-size-asian="12pt" style:font-name-complex="Times New Roman1" style:font-size-complex="12pt"/>
    </style:style>
    <style:style style:name="P4" style:family="paragraph" style:parent-style-name="HTML_20_Preformatted">
      <style:paragraph-properties fo:margin-left="0.3126in" fo:margin-right="0in" fo:text-indent="0in" style:auto-text-indent="false"/>
    </style:style>
    <style:style style:name="P5" style:family="paragraph" style:parent-style-name="HTML_20_Preformatted">
      <style:paragraph-properties fo:margin-left="0in" fo:margin-right="0in" fo:text-indent="0.25in" style:auto-text-indent="false"/>
    </style:style>
    <style:style style:name="P6" style:family="paragraph" style:parent-style-name="HTML_20_Preformatted">
      <style:paragraph-properties fo:margin-left="0.5in" fo:margin-right="0in" fo:text-indent="0in" style:auto-text-indent="false"/>
    </style:style>
    <style:style style:name="P7" style:family="paragraph" style:parent-style-name="HTML_20_Preformatted">
      <style:paragraph-properties fo:margin-left="0.25in" fo:margin-right="0in" fo:text-indent="0in" style:auto-text-indent="false"/>
    </style:style>
    <style:style style:name="P8" style:family="paragraph" style:parent-style-name="HTML_20_Preformatted">
      <style:paragraph-properties fo:margin-left="0.6874in" fo:margin-right="0in" fo:text-indent="0in" style:auto-text-indent="false"/>
    </style:style>
    <style:style style:name="P9" style:family="paragraph" style:parent-style-name="Standard">
      <style:text-properties style:font-name="Times New Roman" style:font-size-complex="12pt"/>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ab-stops>
          <style:tab-stop style:position="0.25in"/>
        </style:tab-stops>
      </style:paragraph-properties>
    </style:style>
    <style:style style:name="P12" style:family="paragraph" style:parent-style-name="Standard">
      <style:paragraph-properties fo:margin-left="0in" fo:margin-right="0in" fo:text-indent="0.25in" style:auto-text-indent="false"/>
    </style:style>
    <style:style style:name="P13" style:family="paragraph" style:parent-style-name="Standard">
      <style:paragraph-properties fo:margin-left="0.25in" fo:margin-right="0in" fo:text-indent="0.2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ab-stops>
          <style:tab-stop style:position="0.25in"/>
        </style:tab-stops>
      </style:paragraph-properties>
    </style:style>
    <style:style style:name="P16" style:family="paragraph" style:parent-style-name="Standard">
      <style:paragraph-properties fo:margin-left="0.5in" fo:margin-right="0in" fo:text-indent="0in" style:auto-text-indent="false">
        <style:tab-stops>
          <style:tab-stop style:position="0.5in"/>
        </style:tab-stops>
      </style:paragraph-properties>
    </style:style>
    <style:style style:name="P17" style:family="paragraph" style:parent-style-name="Standard">
      <style:paragraph-properties fo:margin-left="0.3126in" fo:margin-right="0in" fo:text-indent="0in" style:auto-text-indent="false"/>
    </style:style>
    <style:style style:name="T1" style:family="text">
      <style:text-properties style:font-name-asian="Calibri1"/>
    </style:style>
    <style:style style:name="T2" style:family="text">
      <style:text-properties style:font-name="Times New Roman"/>
    </style:style>
    <style:style style:name="T3" style:family="text">
      <style:text-properties style:font-name="Times New Roman" style:font-size-complex="12pt"/>
    </style:style>
    <style:style style:name="T4"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start text:name="_Toc345314596"/><text:bookmark text:name="_GoBack"/>Core Standards Application Programming Interfaces (REST APIs<text:bookmark-end text:name="_Toc345314596"/>)</text:h>
      <text:h text:style-name="Heading_20_2" text:outline-level="2">GET api/publisher</text:h>
      <text:p text:style-name="Standard">Retrieves a list of all publishers.</text:p>
      <text:p text:style-name="Standard">Method: Get</text:p>
      <text:p text:style-name="Standard">Content-Type: application/json</text:p>
      <text:p text:style-name="Standard">Sample RESTful URL: <text:a xlink:type="simple" xlink:href="http://sbacdevweb.astprojects.org:8080/corestandards/api/publisher">http://sbacdevweb.astprojects.org:8080/corestandards/api/publisher</text:a> </text:p>
      <text:p text:style-name="Standard">Sample JSON Response:</text:p>
      <text:p text:style-name="P10">{"status":"success",</text:p>
      <text:p text:style-name="P10"><text:s/>"errors":[],</text:p>
      <text:p text:style-name="P10"><text:s/>"warnings":[],</text:p>
      <text:p text:style-name="P10"><text:s/>"validationsPassed":[],</text:p>
      <text:p text:style-name="P10"><text:s/>"payload":[{</text:p>
      <text:p text:style-name="P13">"key":"SBAC",</text:p>
      <text:p text:style-name="P13">"name":"SBAC"</text:p>
      <text:p text:style-name="P13">}]}</text:p>
      <text:h text:style-name="Heading_20_2" text:outline-level="2">GET api/publisher/{publisherKey}</text:h>
      <text:p text:style-name="Standard">Retrieves a publisher by a given key.</text:p>
      <text:p text:style-name="Standard">Method: Get</text:p>
      <text:p text:style-name="Standard">Content-Type: application/json</text:p>
      <text:p text:style-name="Standard">Sample RESTful URL: <text:a xlink:type="simple" xlink:href="http://sbacdevweb.astprojects.org:8080/corestandards/api/publisher/SBAC">http://sbacdevweb.astprojects.org:8080/corestandards/api/publisher/SBAC</text:a> </text:p>
      <text:p text:style-name="Standard">Sample JSON Response:</text:p>
      <text:p text:style-name="P10">{"status":"success",</text:p>
      <text:p text:style-name="P10"><text:s/>"errors":[],</text:p>
      <text:p text:style-name="P10"><text:s/>"warnings":[],</text:p>
      <text:p text:style-name="P10"><text:s/>"validationsPassed":[],</text:p>
      <text:p text:style-name="P10"><text:s/>"payload":[{</text:p>
      <text:p text:style-name="P13">"key":"SBAC",</text:p>
      <text:p text:style-name="P13">"name":"SBAC"</text:p>
      <text:p text:style-name="P13">}]}</text:p>
      <text:h text:style-name="Heading_20_2" text:outline-level="2">GET api/subject?publisher={publisherKey}</text:h>
      <text:p text:style-name="Standard">Retrieves subjects for which a given publisher contains publications. If publisher is omitted, retrieves all subjects.</text:p>
      <text:p text:style-name="Standard">Method: Get</text:p>
      <text:p text:style-name="Standard">Content-Type: application/json</text:p>
      <text:p text:style-name="Standard">Sample RESTful URL: <text:a xlink:type="simple" xlink:href="http://sbacdevweb.astprojects.org:8080/corestandards/api/subject?publisher=SBAC">http://sbacdevweb.astprojects.org:8080/corestandards/api/subject?publisher=SBAC</text:a> </text:p>
      <text:p text:style-name="Standard">Sample JSON Response:</text:p>
      <text:p text:style-name="P10">{"status":"success",</text:p>
      <text:p text:style-name="P10"><text:s/>"errors":[],</text:p>
      <text:p text:style-name="P10"><text:s/>"warnings":[],</text:p>
      <text:p text:style-name="P10"><text:s/>"validationsPassed":[],</text:p>
      <text:p text:style-name="P10"><text:soft-page-break/><text:s/>"payload":[</text:p>
      <text:p text:style-name="P14">{"key":"ELA","name":"English Language Arts","code":"ELA"},</text:p>
      <text:p text:style-name="P14">{"key":"MA","name":"Mathematics","code":"MA"}</text:p>
      <text:p text:style-name="P10">]}</text:p>
      <text:p text:style-name="P10"/>
      <text:h text:style-name="Heading_20_2" text:outline-level="2">GET api/subject/{subjectKey}</text:h>
      <text:p text:style-name="Standard">Retrieves subject by a subject key.</text:p>
      <text:p text:style-name="Standard">Method: Get</text:p>
      <text:p text:style-name="Standard">Content-Type: application/json</text:p>
      <text:p text:style-name="Standard">Sample RESTful URL: <text:a xlink:type="simple" xlink:href="http://sbacdevweb.astprojects.org:8080/corestandards/api/subject/ELA">http://sbacdevweb.astprojects.org:8080/corestandards/api/subject/ELA</text:a> </text:p>
      <text:p text:style-name="Standard">Sample JSON Response:</text:p>
      <text:p text:style-name="P10">{"status":"success",</text:p>
      <text:p text:style-name="P10"><text:s/>"errors":[],</text:p>
      <text:p text:style-name="P10"><text:s/>"warnings":[],</text:p>
      <text:p text:style-name="P10"><text:s/>"validationsPassed":[],</text:p>
      <text:p text:style-name="P10"><text:s/>"payload":[</text:p>
      <text:p text:style-name="P14">{"key":"ELA","name":"English Language Arts","code":"ELA"}]}</text:p>
      <text:h text:style-name="Heading_20_2" text:outline-level="2">GET api/grade</text:h>
      <text:p text:style-name="Standard">Retrieves a list of all grades.</text:p>
      <text:p text:style-name="Standard">Method: Get</text:p>
      <text:p text:style-name="Standard">Content-Type: application/json</text:p>
      <text:p text:style-name="Standard">Sample RESTful URL: <text:a xlink:type="simple" xlink:href="http://sbacdevweb.astprojects.org:8080/corestandards/api/grade">http://sbacdevweb.astprojects.org:8080/corestandards/api/grade</text:a> </text:p>
      <text:p text:style-name="Standard">{"status":"success",</text:p>
      <text:p text:style-name="Standard"><text:s/>"errors":[],</text:p>
      <text:p text:style-name="Standard"><text:s/>"warnings":[],</text:p>
      <text:p text:style-name="Standard"><text:s/>"validationsPassed":[],</text:p>
      <text:p text:style-name="Standard"><text:s/>"payload":[</text:p>
      <text:p text:style-name="Standard"><text:tab/>{"key":"1","name":"1","description":null}</text:p>
      <text:p text:style-name="Standard"><text:tab/>{"key":"2","name":"2","description":null},</text:p>
      <text:p text:style-name="Standard"><text:tab/>{"key":"3","name":"3","description":null}</text:p>
      <text:p text:style-name="Standard">]}</text:p>
      <text:h text:style-name="Heading_20_2" text:outline-level="2">GET api/publication?publisher={publisherKey}&amp;subject={subjectKey}</text:h>
      <text:p text:style-name="Standard">Retrieves publications for a given publisher and subject.</text:p>
      <text:p text:style-name="Standard">Method: Get</text:p>
      <text:p text:style-name="Standard">Content-Type: application/json</text:p>
      <text:p text:style-name="Standard">Sample RESTful URL: <text:a xlink:type="simple" xlink:href="http://sbacdevweb.astprojects.org:8080/corestandards/api/publication?publisher=SBAC&amp;subject=ELA">http://sbacdevweb.astprojects.org:8080/corestandards/api/publication?publisher=SBAC&amp;subject=ELA</text:a> </text:p>
      <text:p text:style-name="Standard">Sample JSON Response:</text:p>
      <text:p text:style-name="P11">{"status":"success",</text:p>
      <text:p text:style-name="P11"><text:s/>"errors":[],</text:p>
      <text:p text:style-name="P11"><text:s/>"warnings":[],</text:p>
      <text:p text:style-name="P11"><text:s/>"validationsPassed":[],</text:p>
      <text:p text:style-name="P11"><text:s/>"payload":[{</text:p>
      <text:p text:style-name="P15">"key":"SBAC-ELA-v1",</text:p>
      <text:p text:style-name="P15">"fkPublisher":"SBAC",</text:p>
      <text:p text:style-name="P15">"version":1.0,</text:p>
      <text:p text:style-name="P15"><text:soft-page-break/>"description":"Common Core ELA Standards",</text:p>
      <text:p text:style-name="P15">"fkSubject":"ELA",</text:p>
      <text:p text:style-name="P15">"subjectLabel":"English Language Arts",</text:p>
      <text:p text:style-name="P15">"status":null</text:p>
      <text:p text:style-name="P15">}]}</text:p>
      <text:h text:style-name="Heading_20_2" text:outline-level="2">GET api/publication/{publicationKey}/standard?grade={gradekey}</text:h>
      <text:p text:style-name="Standard">Retrieves standards for a given publication. If grade is given, filters standards by grade, otherwise returns all standards in a publication.</text:p>
      <text:p text:style-name="Standard">Method: Get</text:p>
      <text:p text:style-name="Standard">Content-Type: application/json</text:p>
      <text:p text:style-name="Standard">Sample RESTful URL: <text:a xlink:type="simple" xlink:href="http://sbacdevweb.astprojects.org:8080/corestandards/api/publication/SBAC-ELA-v1/standard?grade=1">http://sbacdevweb.astprojects.org:8080/corestandards/api/publication/SBAC-ELA-v1/standard?grade=1</text:a> <text:s/></text:p>
      <text:p text:style-name="Standard">Sample JSON Response:</text:p>
      <text:p text:style-name="P12">{"status":"success",</text:p>
      <text:p text:style-name="P10">"errors":[],</text:p>
      <text:p text:style-name="P10">"warnings":[],</text:p>
      <text:p text:style-name="P10">"validationsPassed":[],</text:p>
      <text:p text:style-name="P12">"payload”:[{</text:p>
      <text:p text:style-name="P14">"key": "SBAC-ELA-v1:1-IT",</text:p>
      <text:p text:style-name="P14">"name": "1-IT",</text:p>
      <text:p text:style-name="P14">"fkParent": null,</text:p>
      <text:p text:style-name="P14">"fkPublication": "SBAC-ELA-v1",</text:p>
      <text:p text:style-name="P14">"description": "Read Analytically: Informational Text - Students can read closely and analytically to comprehend a range of increasingly complex literary and informational texts.",</text:p>
      <text:p text:style-name="P14">"treeLevel": 1,</text:p>
      <text:p text:style-name="P14">"fkGradeLevel": "KG",</text:p>
      <text:p text:style-name="P14">"shortName": "Read Analytically: Informational Text"</text:p>
      <text:p text:style-name="P14">},</text:p>
      <text:p text:style-name="P14">{</text:p>
      <text:p text:style-name="P14">"key": "SBAC-ELA-v1:1-IT|10-1",</text:p>
      <text:p text:style-name="P14">"name": "10-1",</text:p>
      <text:p text:style-name="P14">"fkParent": "SBAC-ELA-v1:1-IT",</text:p>
      <text:p text:style-name="P14">"fkPublication": "SBAC-ELA-v1",</text:p>
      <text:p text:style-name="P14">"description": "WORD MEANINGS: Determine intended meanings of words, including domain-specific (tier 3) words and academic (tier 2) words with multiple meanings, based on context, word relationships, word structure (e.g., common roots, affixes), or use of resources (e.g., beginning dictionary, glossary)",</text:p>
      <text:p text:style-name="P14">"treeLevel": 2,</text:p>
      <text:p text:style-name="P14">"fkGradeLevel": "1",</text:p>
      <text:p text:style-name="P14">"shortName": null</text:p>
      <text:p text:style-name="P14">}]}</text:p>
      <text:h text:style-name="Heading_20_2" text:outline-level="2">GET api/publication/{publicationKey}/category</text:h>
      <text:p text:style-name="Standard">Retrieves categories for a given publication.</text:p>
      <text:p text:style-name="Standard">Method: Get</text:p>
      <text:p text:style-name="Standard">Content-Type: application/json</text:p>
      <text:p text:style-name="Standard">Sample RESTful URL: </text:p>
      <text:p text:style-name="Standard"><text:a xlink:type="simple" xlink:href="http://sbacdevweb.astprojects.org:8080/corestandards/api/publication/SBAC-ELA-v1/category">http://sbacdevweb.astprojects.org:8080/corestandards/api/publication/SBAC-ELA-v1/category</text:a> </text:p>
      <text:p text:style-name="Standard"><text:soft-page-break/>Sample JSON Response:</text:p>
      <text:p text:style-name="P10">{"status":"success",</text:p>
      <text:p text:style-name="P10">"errors":[],</text:p>
      <text:p text:style-name="P10">"warnings":[],</text:p>
      <text:p text:style-name="P10">"validationsPassed":[],</text:p>
      <text:p text:style-name="P10">"payload": [{</text:p>
      <text:p text:style-name="P14">"name":"SBAC Claim",</text:p>
      <text:p text:style-name="P14">"treeLevel":1,</text:p>
      <text:p text:style-name="P14">"fkPublication":"SBAC-ELA-v1"</text:p>
      <text:p text:style-name="P14">},</text:p>
      <text:p text:style-name="P14">{"name":"SBAC Assessment Target",</text:p>
      <text:p text:style-name="P14">"treeLevel":2,</text:p>
      <text:p text:style-name="P14">"fkPublication":"SBAC-ELA-v1"</text:p>
      <text:p text:style-name="P14">},</text:p>
      <text:p text:style-name="P14">{"name":"Common Core Standard",</text:p>
      <text:p text:style-name="P14">"treeLevel":3,</text:p>
      <text:p text:style-name="P14">"fkPublication":"SBAC-ELA-v1"</text:p>
      <text:p text:style-name="P10">}]}</text:p>
      <text:h text:style-name="Heading_20_2" text:outline-level="2">GET api/publication/{publicationKey}/sock</text:h>
      <text:p text:style-name="Standard">Retrieves SOCKs for a given publication.</text:p>
      <text:p text:style-name="Standard">Method: Get</text:p>
      <text:p text:style-name="Standard">Content-Type: application/json</text:p>
      <text:p text:style-name="Standard">Sample RESTful URL: </text:p>
      <text:p text:style-name="Standard"><text:a xlink:type="simple" xlink:href="http://sbacdevweb.astprojects.org:8080/corestandards/api/publication/SBAC-ELA-v1/sock">http://sbacdevweb.astprojects.org:8080/corestandards/api/publication/SBAC-ELA-v1/sock</text:a> </text:p>
      <text:p text:style-name="Standard">Sample JSON Response:</text:p>
      <text:p text:style-name="P10">{"status":"success",</text:p>
      <text:p text:style-name="P10">"errors":[],</text:p>
      <text:p text:style-name="P10">"warnings":[],</text:p>
      <text:p text:style-name="P10">"validationsPassed":[],</text:p>
      <text:p text:style-name="P10">"payload":[{</text:p>
      <text:p text:style-name="P16">"knowledgeCategory":"Usage/grammar",</text:p>
      <text:p text:style-name="P16">"description":"Usage/grammar",</text:p>
      <text:p text:style-name="P16">"socksKey":"SBAC-ELA-v1:Usage/grammar",</text:p>
      <text:p text:style-name="P16">"fkPublication":"SBAC-ELA-v1"</text:p>
      <text:p text:style-name="P11">}]}</text:p>
      <text:p text:style-name="P10"/>
      <text:h text:style-name="Heading_20_2" text:outline-level="2">GET api/publication/{publicationKey}/grade</text:h>
      <text:p text:style-name="Standard">Retrieves grades associated with a given publication.</text:p>
      <text:p text:style-name="Standard">Method: Get</text:p>
      <text:p text:style-name="Standard">Content-Type: application/json</text:p>
      <text:p text:style-name="Standard">Sample RESTful URL: <text:a xlink:type="simple" xlink:href="http://sbacdevweb.astprojects.org:8080/corestandards/api/publication/SBAC-ELA-v1/grade">http://sbacdevweb.astprojects.org:8080/corestandards/api/publication/SBAC-ELA-v1/grade</text:a> </text:p>
      <text:p text:style-name="Standard">{"status":"success",</text:p>
      <text:p text:style-name="Standard"><text:s/>"errors":[],</text:p>
      <text:p text:style-name="Standard"><text:s/>"warnings":[],</text:p>
      <text:p text:style-name="Standard"><text:s/>"validationsPassed":[],</text:p>
      <text:p text:style-name="Standard"><text:s/>"payload":[</text:p>
      <text:p text:style-name="Standard"><text:tab/>{"key":"1","name":"1","description":null}</text:p>
      <text:p text:style-name="Standard"><text:tab/>{"key":"2","name":"2","description":null},</text:p>
      <text:p text:style-name="Standard"><text:soft-page-break/><text:tab/>{"key":"3","name":"3","description":null}</text:p>
      <text:p text:style-name="Standard">]}</text:p>
      <text:h text:style-name="Heading_20_2" text:outline-level="2">POST api/publisher</text:h>
      <text:p text:style-name="Standard">Adds a publisher. Requires user to be authenticated.</text:p>
      <text:p text:style-name="Standard">Method: Post</text:p>
      <text:p text:style-name="Standard">Content-Type: application/json</text:p>
      <text:p text:style-name="Standard">Sample RESTful URL: <text:a xlink:type="simple" xlink:href="http://sbacdevweb.astprojects.org:8080/corestandards/api/publisher">http://sbacdevweb.astprojects.org:8080/corestandards/api/publisher</text:a> </text:p>
      <text:p text:style-name="Standard">Sample JSON input:</text:p>
      <text:p text:style-name="P10">{"name":"Delaware","key":"DE"}</text:p>
      <text:p text:style-name="Standard">Sample JSON Response:</text:p>
      <text:p text:style-name="P10">{"status":"success",</text:p>
      <text:p text:style-name="P10"><text:s/>"errors":[],</text:p>
      <text:p text:style-name="P10"><text:s/>"warnings":[],</text:p>
      <text:p text:style-name="P10"><text:s/>"validationsPassed":[],</text:p>
      <text:p text:style-name="P10"><text:s/>"payload":[{"name":"Delaware","key":"DE"}]}</text:p>
      <text:p text:style-name="Standard"/>
      <text:h text:style-name="Heading_20_2" text:outline-level="2">POST api/subject</text:h>
      <text:p text:style-name="Standard">Adds a subject. Requires user to be authenticated.</text:p>
      <text:p text:style-name="Standard">Method: Post</text:p>
      <text:p text:style-name="Standard">Content-Type: application/json</text:p>
      <text:p text:style-name="Standard">Sample RESTful URL: <text:a xlink:type="simple" xlink:href="http://sbacdevweb.astprojects.org:8080/corestandards/api/subject">http://sbacdevweb.astprojects.org:8080/corestandards/api/subject</text:a> <text:s/></text:p>
      <text:p text:style-name="Standard">Sample JSON input:</text:p>
      <text:p text:style-name="P10">{"name":"Cross Subject","code":"XSUB"}</text:p>
      <text:p text:style-name="Standard">Sample JSON Response:</text:p>
      <text:p text:style-name="P10">{"status":"success",</text:p>
      <text:p text:style-name="P10"><text:s/>"errors":[],</text:p>
      <text:p text:style-name="P10"><text:s/>"warnings":[],</text:p>
      <text:p text:style-name="P10"><text:s/>"validationsPassed":[],</text:p>
      <text:p text:style-name="P10"><text:s/>"payload":[{"key":null,"name":"Cross Subject","code":"XSUB"}]}</text:p>
      <text:h text:style-name="Heading_20_2" text:outline-level="2">POST api/grade</text:h>
      <text:p text:style-name="Standard">Adds a grade. Requires user to be authenticated.</text:p>
      <text:p text:style-name="Standard">Method: Post</text:p>
      <text:p text:style-name="Standard">Content-Type: application/json</text:p>
      <text:p text:style-name="Standard">Sample RESTful URL: <text:a xlink:type="simple" xlink:href="http://sbacdevweb.astprojects.org:8080/corestandards/api/grade">http://sbacdevweb.astprojects.org:8080/corestandards/api/grade</text:a> </text:p>
      <text:p text:style-name="Standard">Sample JSON input:</text:p>
      <text:p text:style-name="P10">{"name":"3","description":"3"}</text:p>
      <text:p text:style-name="Standard">Sample JSON Response:</text:p>
      <text:p text:style-name="P10">{"status":"success",</text:p>
      <text:p text:style-name="P10"><text:s/>"errors":[],</text:p>
      <text:p text:style-name="P10"><text:s/>"warnings":[],</text:p>
      <text:p text:style-name="P10"><text:s/>"validationsPassed":[],</text:p>
      <text:p text:style-name="P10"><text:s/>"payload":[{"key":null,"name":"3","description":"3"}]}</text:p>
      <text:p text:style-name="P10"/>
      <text:h text:style-name="Heading_20_2" text:outline-level="2"><text:soft-page-break/>POST api/staging/publication</text:h>
      <text:p text:style-name="Standard">Copy a publication into staging tables. Requires user to be authenticated.</text:p>
      <text:p text:style-name="Standard">Method: Post</text:p>
      <text:p text:style-name="Standard">Content-Type: application/json</text:p>
      <text:p text:style-name="Standard">Sample RESTful URL: <text:a xlink:type="simple" xlink:href="http://sbacdevweb.astprojects.org:8080/corestandards/api/grade">http://sbacdevweb.astprojects.org:8080/corestandards/api/grade</text:a> </text:p>
      <text:p text:style-name="Standard">Sample JSON input:</text:p>
      <text:p text:style-name="P10">{"key":"SBAC-ELA-v1"}</text:p>
      <text:p text:style-name="Standard">Sample JSON Response:</text:p>
      <text:p text:style-name="P10">{"status<text:span text:style-name="T3">":"success",</text:span></text:p>
      <text:p text:style-name="P10"><text:span text:style-name="T3"><text:s/>"errors":[],</text:span></text:p>
      <text:p text:style-name="P10"><text:span text:style-name="T3"><text:s/>"warnings":[],</text:span></text:p>
      <text:p text:style-name="P10"><text:span text:style-name="T3"><text:s/>"validationsPassed":[],</text:span></text:p>
      <text:p text:style-name="P2"><text:span text:style-name="T4"><text:s/></text:span><text:span text:style-name="HTML_20_Code"><text:span text:style-name="T4">"payload":{</text:span></text:span></text:p>
      <text:p text:style-name="P2"><text:span text:style-name="HTML_20_Code"><text:span text:style-name="T4">"key":"SBAC-ELA-v1",</text:span></text:span></text:p>
      <text:p text:style-name="P2"><text:span text:style-name="HTML_20_Code"><text:span text:style-name="T4">"fkPublisher":null,</text:span></text:span></text:p>
      <text:p text:style-name="P2"><text:span text:style-name="HTML_20_Code"><text:span text:style-name="T4">"version":0.0,</text:span></text:span></text:p>
      <text:p text:style-name="P2"><text:span text:style-name="HTML_20_Code"><text:span text:style-name="T4">"description":null,</text:span></text:span></text:p>
      <text:p text:style-name="P2"><text:span text:style-name="HTML_20_Code"><text:span text:style-name="T4">"fkSubject":null,</text:span></text:span></text:p>
      <text:p text:style-name="P2"><text:span text:style-name="HTML_20_Code"><text:span text:style-name="T4">"subjectLabel":null,</text:span></text:span></text:p>
      <text:p text:style-name="P2"><text:span text:style-name="HTML_20_Code"><text:span text:style-name="T4">"status":null}}</text:span></text:span></text:p>
      <text:h text:style-name="Heading_20_2" text:outline-level="2">PUT api/staging/publication</text:h>
      <text:p text:style-name="Standard">Makes publication in staging tables editable. Requires user to be authenticated.</text:p>
      <text:p text:style-name="Standard">Method: Post</text:p>
      <text:p text:style-name="Standard">Content-Type: application/json</text:p>
      <text:p text:style-name="Standard">Sample RESTful URL: <text:a xlink:type="simple" xlink:href="http://sbacdevweb.astprojects.org:8080/corestandards/api/grade">http://sbacdevweb.astprojects.org:8080/corestandards/api/grade</text:a> </text:p>
      <text:p text:style-name="Standard">Sample JSON input:</text:p>
      <text:p text:style-name="P17"><text:span text:style-name="HTML_20_Code"><text:span text:style-name="T4">{"fkPublisher":"SBAC",</text:span></text:span></text:p>
      <text:p text:style-name="P17"><text:span text:style-name="HTML_20_Code"><text:span text:style-name="T4">"description":"Common Core ELA Standards",</text:span></text:span></text:p>
      <text:p text:style-name="P17"><text:span text:style-name="HTML_20_Code"><text:span text:style-name="T4">"fkSubject":"English Language Arts",</text:span></text:span></text:p>
      <text:p text:style-name="P17"><text:span text:style-name="HTML_20_Code"><text:span text:style-name="T4">"version":"2"}</text:span></text:span></text:p>
      <text:p text:style-name="Standard"><text:span text:style-name="T3">Sample JSON Response:</text:span></text:p>
      <text:p text:style-name="P17">{"status<text:span text:style-name="T3">":"success",</text:span></text:p>
      <text:p text:style-name="P17"><text:span text:style-name="T3"><text:s/>"errors":[],</text:span></text:p>
      <text:p text:style-name="P17"><text:span text:style-name="T3"><text:s/>"warnings":[],</text:span></text:p>
      <text:p text:style-name="P17"><text:span text:style-name="T3"><text:s/>"validationsPassed":[],</text:span></text:p>
      <text:p text:style-name="P4"><text:span text:style-name="HTML_20_Code"><text:span text:style-name="T4">"payload":{"key":"SBAC",</text:span></text:span></text:p>
      <text:p text:style-name="P2"><text:span text:style-name="HTML_20_Code"><text:span text:style-name="T4">"fkPublisher":null,</text:span></text:span></text:p>
      <text:p text:style-name="P2"><text:span text:style-name="HTML_20_Code"><text:span text:style-name="T4">"version":2.0,</text:span></text:span></text:p>
      <text:p text:style-name="P2"><text:span text:style-name="HTML_20_Code"><text:span text:style-name="T4">"description":"Common Core ELA Standards",</text:span></text:span></text:p>
      <text:p text:style-name="P2"><text:span text:style-name="HTML_20_Code"><text:span text:style-name="T4">"fkSubject":null,</text:span></text:span></text:p>
      <text:p text:style-name="P2"><text:span text:style-name="HTML_20_Code"><text:span text:style-name="T4">"subjectLabel":"English Language Arts",</text:span></text:span></text:p>
      <text:p text:style-name="P2"><text:span text:style-name="HTML_20_Code"><text:span text:style-name="T4">"status":null}}</text:span></text:span></text:p>
      <text:p text:style-name="Standard"/>
      <text:h text:style-name="Heading_20_2" text:outline-level="2">GET api/staging/publication</text:h>
      <text:p text:style-name="Standard">Retrieves publication metadata from staging tables. Requires user to be authenticated.</text:p>
      <text:p text:style-name="Standard"><text:soft-page-break/>Method: Get</text:p>
      <text:p text:style-name="Standard">Content-Type: application/json</text:p>
      <text:p text:style-name="Standard">Sample RESTful URL: <text:a xlink:type="simple" xlink:href="http://sbacdevweb.astprojects.org:8080/corestandards/api/staging/publication">http://sbacdevweb.astprojects.org:8080/corestandards/api/staging/publication</text:a> </text:p>
      <text:p text:style-name="Standard">Sample JSON Response:</text:p>
      <text:p text:style-name="P10">{"status":"success",</text:p>
      <text:p text:style-name="P10"><text:s/>"errors":[],</text:p>
      <text:p text:style-name="P10"><text:s/>"<text:span text:style-name="T2">warnings":[],</text:span></text:p>
      <text:p text:style-name="P10"><text:span text:style-name="T3"><text:s/>"validationsPassed":[],</text:span></text:p>
      <text:p text:style-name="P12"><text:span text:style-name="HTML_20_Code"><text:span text:style-name="T4">{"key":"SBAC",</text:span></text:span></text:p>
      <text:p text:style-name="P12"><text:span text:style-name="HTML_20_Code"><text:span text:style-name="T4">"fkPublisher":null,</text:span></text:span></text:p>
      <text:p text:style-name="P12"><text:span text:style-name="HTML_20_Code"><text:span text:style-name="T4">"version":1.0,</text:span></text:span></text:p>
      <text:p text:style-name="P12"><text:span text:style-name="HTML_20_Code"><text:span text:style-name="T4">"description":"Common Core ELA Standards",</text:span></text:span></text:p>
      <text:p text:style-name="P12"><text:span text:style-name="HTML_20_Code"><text:span text:style-name="T4">"fkSubject":null,</text:span></text:span></text:p>
      <text:p text:style-name="P12"><text:span text:style-name="HTML_20_Code"><text:span text:style-name="T4">"subjectLabel":"English Language Arts",</text:span></text:span></text:p>
      <text:p text:style-name="P12"><text:span text:style-name="HTML_20_Code"><text:span text:style-name="T4">"status":null}</text:span></text:span></text:p>
      <text:h text:style-name="Heading_20_2" text:outline-level="2">GET api/staging/category</text:h>
      <text:p text:style-name="Standard">Retrieves categories for a publication in staging tables. Requires user to be authenticated.</text:p>
      <text:p text:style-name="Standard">Method: Get</text:p>
      <text:p text:style-name="Standard">Content-Type: application/json</text:p>
      <text:p text:style-name="Standard">Sample RESTful URL: </text:p>
      <text:p text:style-name="Standard"><text:a xlink:type="simple" xlink:href="http://sbacdevweb.astprojects.org:8080/corestandards/api/staging/category">http://sbacdevweb.astprojects.org:8080/corestandards/api/staging/category</text:a> </text:p>
      <text:p text:style-name="Standard">Sample JSON Response:</text:p>
      <text:p text:style-name="P10">{"status":"success",</text:p>
      <text:p text:style-name="P10">"errors":[],</text:p>
      <text:p text:style-name="P10">"warnings":[],</text:p>
      <text:p text:style-name="P10">"validationsPassed":[],</text:p>
      <text:p text:style-name="P10">"payload": [{</text:p>
      <text:p text:style-name="P14">"name":"SBAC Claim",</text:p>
      <text:p text:style-name="P14">"treeLevel":1,</text:p>
      <text:p text:style-name="P14">"fkPublication":"SBAC-ELA-v1"</text:p>
      <text:p text:style-name="P14">},</text:p>
      <text:p text:style-name="P14">{"name":"SBAC Assessment Target",</text:p>
      <text:p text:style-name="P14">"treeLevel":2,</text:p>
      <text:p text:style-name="P14">"fkPublication":"SBAC-ELA-v1"</text:p>
      <text:p text:style-name="P14">},</text:p>
      <text:p text:style-name="P14">{"name":"Common Core Standard",</text:p>
      <text:p text:style-name="P14">"treeLevel":3,</text:p>
      <text:p text:style-name="P14">"fkPublication":"SBAC-ELA-v1"</text:p>
      <text:p text:style-name="Standard">}]}</text:p>
      <text:h text:style-name="Heading_20_2" text:outline-level="2">GET api/staging/grade</text:h>
      <text:p text:style-name="Standard">Retrieves grades associated with a given publication. Requires user to be authenticated.</text:p>
      <text:p text:style-name="Standard">Method: Get</text:p>
      <text:p text:style-name="Standard">Content-Type: application/json</text:p>
      <text:p text:style-name="Standard">Sample RESTful URL: <text:a xlink:type="simple" xlink:href="http://sbacdevweb.astprojects.org:8080/corestandards/api/staging/grade">http://sbacdevweb.astprojects.org:8080/corestandards/api/staging/grade</text:a> </text:p>
      <text:p text:style-name="P12"><text:span text:style-name="T3">{"status":"success",</text:span></text:p>
      <text:p text:style-name="P12"><text:span text:style-name="T3"><text:s/>"errors":[],</text:span></text:p>
      <text:p text:style-name="P12"><text:span text:style-name="T3"><text:s/>"warnings":[],</text:span></text:p>
      <text:p text:style-name="P12"><text:span text:style-name="T3"><text:s/>"validationsPassed":[],</text:span></text:p>
      <text:p text:style-name="P5"><text:soft-page-break/><text:span text:style-name="T4"><text:s/></text:span><text:span text:style-name="HTML_20_Code"><text:span text:style-name="T4">"payload":[</text:span></text:span></text:p>
      <text:p text:style-name="P6"><text:span text:style-name="HTML_20_Code"><text:span text:style-name="T4">{</text:span></text:span></text:p>
      <text:p text:style-name="P6"><text:span text:style-name="HTML_20_Code"><text:span text:style-name="T4">"benchmark":"1-IT|10-11|11-12.L.4a",</text:span></text:span></text:p>
      <text:p text:style-name="P6"><text:span text:style-name="HTML_20_Code"><text:span text:style-name="T4">"grade":"11",</text:span></text:span></text:p>
      <text:p text:style-name="P6"><text:span text:style-name="HTML_20_Code"><text:span text:style-name="T4">"sessionKey":null,</text:span></text:span></text:p>
      <text:p text:style-name="P6"><text:span text:style-name="HTML_20_Code"><text:span text:style-name="T4">"newGrade":null</text:span></text:span></text:p>
      <text:p text:style-name="P6"><text:span text:style-name="HTML_20_Code"><text:span text:style-name="T4">},</text:span></text:span></text:p>
      <text:p text:style-name="P6"><text:span text:style-name="HTML_20_Code"><text:span text:style-name="T4">{</text:span></text:span></text:p>
      <text:p text:style-name="P6"><text:span text:style-name="HTML_20_Code"><text:span text:style-name="T4">"benchmark":"1-IT|10-11|11-12.L.4b",</text:span></text:span></text:p>
      <text:p text:style-name="P6"><text:span text:style-name="HTML_20_Code"><text:span text:style-name="T4">"grade":"11",</text:span></text:span></text:p>
      <text:p text:style-name="P6"><text:span text:style-name="HTML_20_Code"><text:span text:style-name="T4">"sessionKey":null,</text:span></text:span></text:p>
      <text:p text:style-name="P6"><text:span text:style-name="HTML_20_Code"><text:span text:style-name="T4">"newGrade":null</text:span></text:span></text:p>
      <text:p text:style-name="P6"><text:span text:style-name="HTML_20_Code"><text:span text:style-name="T4">}</text:span></text:span></text:p>
      <text:p text:style-name="P14">}</text:p>
      <text:p text:style-name="Standard"/>
      <text:h text:style-name="Heading_20_2" text:outline-level="2">GET api/staging/standard</text:h>
      <text:p text:style-name="Standard">Retrieves standards for a publication in staging tables. Requires user to be authenticated.</text:p>
      <text:p text:style-name="Standard">Method: Get</text:p>
      <text:p text:style-name="Standard">Content-Type: application/json</text:p>
      <text:p text:style-name="Standard">Sample RESTful URL: <text:a xlink:type="simple" xlink:href="http://sbacdevweb.astprojects.org:8080/corestandards/api/staging/standard">http://sbacdevweb.astprojects.org:8080/corestandards/api/staging/standard</text:a> </text:p>
      <text:p text:style-name="Standard">Sample JSON Response:</text:p>
      <text:p text:style-name="P12">{"status":"success",</text:p>
      <text:p text:style-name="P10">"errors":[],</text:p>
      <text:p text:style-name="P10">"warnings":[],</text:p>
      <text:p text:style-name="P10">"validationsPassed":[],</text:p>
      <text:p text:style-name="P12">"payload”:[{</text:p>
      <text:p text:style-name="P14">"key": "SBAC-ELA-v1:1-IT",</text:p>
      <text:p text:style-name="P14">"name": "1-IT",</text:p>
      <text:p text:style-name="P14">"fkParent": null,</text:p>
      <text:p text:style-name="P14">"fkPublication": "SBAC-ELA-v1",</text:p>
      <text:p text:style-name="P14">"description": "Read Analytically: Informational Text - Students can read closely and analytically to comprehend a range of increasingly complex literary and informational texts.",</text:p>
      <text:p text:style-name="P14">"treeLevel": 1,</text:p>
      <text:p text:style-name="P14">"fkGradeLevel": "KG",</text:p>
      <text:p text:style-name="P14">"shortName": "Read Analytically: Informational Text"</text:p>
      <text:p text:style-name="P14">},</text:p>
      <text:p text:style-name="P14">{</text:p>
      <text:p text:style-name="P14">"key": "SBAC-ELA-v1:1-IT|10-1",</text:p>
      <text:p text:style-name="P14">"name": "10-1",</text:p>
      <text:p text:style-name="P14">"fkParent": "SBAC-ELA-v1:1-IT",</text:p>
      <text:p text:style-name="P14">"fkPublication": "SBAC-ELA-v1",</text:p>
      <text:p text:style-name="P14">"description": "WORD MEANINGS: Determine intended meanings of words, including domain-specific (tier 3) words and academic (tier 2) words with multiple meanings, based on context, word relationships, word structure (e.g., common roots, affixes), or use of resources (e.g., beginning dictionary, glossary)",</text:p>
      <text:p text:style-name="P14">"treeLevel": 2,</text:p>
      <text:p text:style-name="P14">"fkGradeLevel": "1",</text:p>
      <text:p text:style-name="P14"><text:soft-page-break/>"shortName": null</text:p>
      <text:p text:style-name="P14">}]}</text:p>
      <text:p text:style-name="Standard"/>
      <text:h text:style-name="Heading_20_2" text:outline-level="2">GET api/staging/sock</text:h>
      <text:p text:style-name="Standard">Retrieves SOCKs for a publication in staging tables. Requires user to be authenticated.</text:p>
      <text:p text:style-name="Standard">Method: Get</text:p>
      <text:p text:style-name="Standard">Content-Type: application/json</text:p>
      <text:p text:style-name="Standard">Sample RESTful URL: </text:p>
      <text:p text:style-name="Standard"><text:a xlink:type="simple" xlink:href="http://sbacdevweb.astprojects.org:8080/corestandards/api/staging/sock">http://sbacdevweb.astprojects.org:8080/corestandards/api/staging/sock</text:a> </text:p>
      <text:p text:style-name="Standard">Sample JSON Response:</text:p>
      <text:p text:style-name="P10">{"status":"success",</text:p>
      <text:p text:style-name="P10">"errors":[],</text:p>
      <text:p text:style-name="P10">"warnings":[],</text:p>
      <text:p text:style-name="P10">"validationsPassed":[],</text:p>
      <text:p text:style-name="P10">"payload":[{</text:p>
      <text:p text:style-name="P16">"knowledgeCategory":"Usage/grammar",</text:p>
      <text:p text:style-name="P16">"description":"Usage/grammar",</text:p>
      <text:p text:style-name="P16">"socksKey":"SBAC-ELA-v1:Usage/grammar",</text:p>
      <text:p text:style-name="P16">"fkPublication":"SBAC-ELA-v1"</text:p>
      <text:p text:style-name="Standard">}]}</text:p>
      <text:h text:style-name="Heading_20_2" text:outline-level="2">PUT api/staging/category</text:h>
      <text:p text:style-name="Standard">Edits category in a publication in staging tables. Requires user to be authenticated.</text:p>
      <text:p text:style-name="Standard">Method: Put</text:p>
      <text:p text:style-name="Standard">Content-Type: application/json</text:p>
      <text:p text:style-name="Standard">Sample RESTful URL: </text:p>
      <text:p text:style-name="Standard"><text:a xlink:type="simple" xlink:href="http://sbacdevweb.astprojects.org:8080/corestandards/api/staging/category">http://sbacdevweb.astprojects.org:8080/corestandards/api/staging/category</text:a> </text:p>
      <text:p text:style-name="Standard">Sample JSON input:</text:p>
      <text:p text:style-name="P17"><text:span text:style-name="HTML_20_Code"><text:span text:style-name="T4">{"category":"SBAC Claim",</text:span></text:span></text:p>
      <text:p text:style-name="P17"><text:span text:style-name="HTML_20_Code"><text:span text:style-name="T4">"treeLevel":"1",</text:span></text:span></text:p>
      <text:p text:style-name="P17"><text:span text:style-name="HTML_20_Code"><text:span text:style-name="T4">"newCategory":"SBAC Claim</text:span></text:span><text:span text:style-name="HTML_20_Code"><text:span text:style-name="T3"> New</text:span></text:span><text:span text:style-name="HTML_20_Code"><text:span text:style-name="T4">"}</text:span></text:span></text:p>
      <text:p text:style-name="Standard">Sample JSON Response:</text:p>
      <text:p text:style-name="P10">{"status":"success",</text:p>
      <text:p text:style-name="P10">"errors":[],</text:p>
      <text:p text:style-name="P10">"warnings":[],</text:p>
      <text:p text:style-name="P10"><text:span text:style-name="T3">"validationsPassed":[],</text:span></text:p>
      <text:p text:style-name="P7"><text:span text:style-name="HTML_20_Code"><text:span text:style-name="T4">"payload":[{</text:span></text:span></text:p>
      <text:p text:style-name="P8"><text:span text:style-name="HTML_20_Code"><text:span text:style-name="T4">"category":"SBAC Claim New",</text:span></text:span></text:p>
      <text:p text:style-name="P8"><text:span text:style-name="HTML_20_Code"><text:span text:style-name="T4">"treeLevel":1,</text:span></text:span></text:p>
      <text:p text:style-name="P8"><text:span text:style-name="HTML_20_Code"><text:span text:style-name="T4">"publicationKey":null,</text:span></text:span></text:p>
      <text:p text:style-name="P8"><text:span text:style-name="HTML_20_Code"><text:span text:style-name="T4">"sessionKey":null,</text:span></text:span></text:p>
      <text:p text:style-name="P8"><text:span text:style-name="HTML_20_Code"><text:span text:style-name="T4">"newCategory":null}</text:span></text:span></text:p>
      <text:p text:style-name="HTML_20_Preformatted"><text:span text:style-name="HTML_20_Code"><text:span text:style-name="T4">]}</text:span></text:span></text:p>
      <text:h text:style-name="Heading_20_2" text:outline-level="2">PUT api/staging/grade</text:h>
      <text:p text:style-name="Standard">Edits grade associated with a publication in staging table. Requires user to be authenticated.</text:p>
      <text:p text:style-name="Standard">Method: Put</text:p>
      <text:p text:style-name="Standard"><text:soft-page-break/>Content-Type: application/json</text:p>
      <text:p text:style-name="Standard">Sample RESTful URL: <text:a xlink:type="simple" xlink:href="http://sbacdevweb.astprojects.org:8080/corestandards/api/staging/grade">http://sbacdevweb.astprojects.org:8080/corestandards/api/staging/grade</text:a> </text:p>
      <text:p text:style-name="Standard">Sample <text:span text:style-name="T3">JSON input:</text:span></text:p>
      <text:p text:style-name="P10"><text:span text:style-name="HTML_20_Code"><text:span text:style-name="T4">{"benchmark":"1-IT|10-11|11-12.L.4a",</text:span></text:span></text:p>
      <text:p text:style-name="P10"><text:span text:style-name="HTML_20_Code"><text:span text:style-name="T4">"grade":"11",</text:span></text:span></text:p>
      <text:p text:style-name="P10"><text:span text:style-name="HTML_20_Code"><text:span text:style-name="T4">"newGrade":"12"}</text:span></text:span></text:p>
      <text:p text:style-name="Standard"><text:span text:style-name="T3">Sample JSON Response:</text:span></text:p>
      <text:p text:style-name="P7"><text:span text:style-name="HTML_20_Code"><text:span text:style-name="T4">{"status":"success",</text:span></text:span></text:p>
      <text:p text:style-name="P7"><text:span text:style-name="HTML_20_Code"><text:span text:style-name="T4">"errors":[],</text:span></text:span></text:p>
      <text:p text:style-name="P7"><text:span text:style-name="HTML_20_Code"><text:span text:style-name="T4">"warnings":[],</text:span></text:span></text:p>
      <text:p text:style-name="P7"><text:span text:style-name="HTML_20_Code"><text:span text:style-name="T4">"validationsPassed":[],</text:span></text:span></text:p>
      <text:p text:style-name="P7"><text:span text:style-name="HTML_20_Code"><text:span text:style-name="T4">"payload":[{</text:span></text:span></text:p>
      <text:p text:style-name="P8"><text:span text:style-name="HTML_20_Code"><text:span text:style-name="T4">"benchmark":"1-IT|10-11|11-12.L.4a",</text:span></text:span></text:p>
      <text:p text:style-name="P8"><text:span text:style-name="HTML_20_Code"><text:span text:style-name="T4">"grade":"12",</text:span></text:span></text:p>
      <text:p text:style-name="P8"><text:span text:style-name="HTML_20_Code"><text:span text:style-name="T4">"sessionKey":null,</text:span></text:span></text:p>
      <text:p text:style-name="P8"><text:span text:style-name="HTML_20_Code"><text:span text:style-name="T4">"newGrade":null</text:span></text:span></text:p>
      <text:p text:style-name="P8"><text:span text:style-name="HTML_20_Code"><text:span text:style-name="T4">}]}</text:span></text:span></text:p>
      <text:p text:style-name="P9"/>
      <text:h text:style-name="Heading_20_2" text:outline-level="2">PUT api/staging/standard</text:h>
      <text:p text:style-name="Standard">Edits a standard in a publication in staging tables. Requires user to be authenticated.</text:p>
      <text:p text:style-name="Standard">Method: Put</text:p>
      <text:p text:style-name="Standard">Content-Type: application/json</text:p>
      <text:p text:style-name="Standard">Sample RESTful URL: <text:a xlink:type="simple" xlink:href="http://sbacdevweb.astprojects.org:8080/corestandards/api/staging/standard">http://sbacdevweb.astprojects.org:8080/corestandards/api/staging/standard</text:a> </text:p>
      <text:p text:style-name="Standard">Sample <text:span text:style-name="T3">JSON input:</text:span></text:p>
      <text:p text:style-name="P17"><text:span text:style-name="HTML_20_Code"><text:span text:style-name="T4">{"treeLevel":"1",</text:span></text:span></text:p>
      <text:p text:style-name="P17"><text:span text:style-name="HTML_20_Code"><text:span text:style-name="T4">"key":"1-IT",</text:span></text:span></text:p>
      <text:p text:style-name="P17"><text:span text:style-name="HTML_20_Code"><text:span text:style-name="T4">"name":"1-IT",</text:span></text:span></text:p>
      <text:p text:style-name="P17"><text:span text:style-name="HTML_20_Code"><text:span text:style-name="T4">"description":"Read Analytically: Informational Text - Students can read closely and analytically to comprehend a range of increasingly complex literary and informational texts.",</text:span></text:span></text:p>
      <text:p text:style-name="P17"><text:span text:style-name="HTML_20_Code"><text:span text:style-name="T4">"shortName":"Read Analytically: Informational Text New"}</text:span></text:span></text:p>
      <text:p text:style-name="Standard"><text:span text:style-name="T3">Sample JSON Response:</text:span></text:p>
      <text:p text:style-name="P12"><text:span text:style-name="T3">{"status":"success",</text:span></text:p>
      <text:p text:style-name="P10"><text:span text:style-name="T3">"errors":[],</text:span></text:p>
      <text:p text:style-name="P10">"warnings":[],</text:p>
      <text:p text:style-name="P10">"validationsPassed":[],</text:p>
      <text:p text:style-name="P12">"payload”:[{</text:p>
      <text:p text:style-name="P14">"key": "SBAC-ELA-v1:1-IT",</text:p>
      <text:p text:style-name="P14">"name": "1-IT",</text:p>
      <text:p text:style-name="P14">"fkParent": null,</text:p>
      <text:p text:style-name="P14">"fkPublication": "SBAC-ELA-v1",</text:p>
      <text:p text:style-name="P14">"description": "Read Analytically: Informational Text - Students can read closely and analytically to comprehend a range of increasingly complex literary and informational texts.",</text:p>
      <text:p text:style-name="P14">"treeLevel": 1,</text:p>
      <text:p text:style-name="P14">"fkGradeLevel": "KG",</text:p>
      <text:p text:style-name="P14">"shortName": "Read Analytically: Informational Text New"</text:p>
      <text:p text:style-name="P14">},</text:p>
      <text:p text:style-name="P14">{</text:p>
      <text:p text:style-name="P14"><text:soft-page-break/>"key": "SBAC-ELA-v1:1-IT|10-1",</text:p>
      <text:p text:style-name="P14">"name": "10-1",</text:p>
      <text:p text:style-name="P14">"fkParent": "SBAC-ELA-v1:1-IT",</text:p>
      <text:p text:style-name="P14">"fkPublication": "SBAC-ELA-v1",</text:p>
      <text:p text:style-name="P14">"description": "WORD MEANINGS: Determine intended meanings of words, including domain-specific (tier 3) words and academic (tier 2) words with multiple meanings, based on context, word relationships, word structure (e.g., common roots, affixes), or use of resources (e.g., beginning dictionary, glossary)",</text:p>
      <text:p text:style-name="P14">"treeLevel": 2,</text:p>
      <text:p text:style-name="P14">"fkGradeLevel": "1",</text:p>
      <text:p text:style-name="P14">"shortName": null</text:p>
      <text:p text:style-name="P14">}]}</text:p>
      <text:h text:style-name="Heading_20_2" text:outline-level="2">PUT api/staging/sock</text:h>
      <text:p text:style-name="Standard">Edits SOCK in a publication in staging tables. Requires user to be authenticated.</text:p>
      <text:p text:style-name="Standard">Method: Put</text:p>
      <text:p text:style-name="Standard">Content-Type: application/json</text:p>
      <text:p text:style-name="Standard">Sample RESTful URL: </text:p>
      <text:p text:style-name="Standard"><text:a xlink:type="simple" xlink:href="http://sbacdevweb.astprojects.org:8080/corestandards/api/staging/sock">http://sbacdevweb.astprojects.org:8080/corestandards/api/staging/sock</text:a> </text:p>
      <text:p text:style-name="Standard">Sample <text:span text:style-name="T3">JSON input:</text:span></text:p>
      <text:p text:style-name="P17"><text:span text:style-name="HTML_20_Code"><text:span text:style-name="T4">{"knowledgeCategory":"Usage/grammar",</text:span></text:span></text:p>
      <text:p text:style-name="P17"><text:span text:style-name="HTML_20_Code"><text:span text:style-name="T4">"description":"Usage/grammar",</text:span></text:span></text:p>
      <text:p text:style-name="P17"><text:span text:style-name="HTML_20_Code"><text:span text:style-name="T4">"newKnowledgeCategory":"Usage/grammar New",</text:span></text:span></text:p>
      <text:p text:style-name="P17"><text:span text:style-name="HTML_20_Code"><text:span text:style-name="T4">"newDescription":"Usage/grammar"}</text:span></text:span></text:p>
      <text:p text:style-name="Standard"><text:span text:style-name="T3">Sample JSON Response:</text:span></text:p>
      <text:p text:style-name="P10"><text:span text:style-name="T3">{"status":"success",</text:span></text:p>
      <text:p text:style-name="P10">"errors":[],</text:p>
      <text:p text:style-name="P10">"warnings":[],</text:p>
      <text:p text:style-name="P10">"validationsPassed":[],</text:p>
      <text:p text:style-name="P10">"payload":[{</text:p>
      <text:p text:style-name="P16">"knowledgeCategory":"Usage/grammar",</text:p>
      <text:p text:style-name="P16">"description":"Usage/grammar",</text:p>
      <text:p text:style-name="P16">"socksKey":"SBAC-ELA-v1:Usage/grammar",</text:p>
      <text:p text:style-name="P16">"fkPublication":"SBAC-ELA-v1"</text:p>
      <text:p text:style-name="Standard">}]}</text:p>
      <text:h text:style-name="Heading_20_2" text:outline-level="2">POST api/publication</text:h>
      <text:p text:style-name="Standard">Move publication from staging tables to main tables. Requires user to be authenticated.</text:p>
      <text:p text:style-name="Standard">Method: Post</text:p>
      <text:p text:style-name="Standard">Content-Type: application/json</text:p>
      <text:p text:style-name="Standard">Sample RESTful URL: <text:a xlink:type="simple" xlink:href="http://sbacdevweb.astprojects.org:8080/corestandards/api/grade">http://sbacdevweb.astprojects.org:8080/corestandards/api/publication</text:a> </text:p>
      <text:p text:style-name="Standard">Sample JSON Response:</text:p>
      <text:p text:style-name="P10">{"status<text:span text:style-name="T3">":"success",</text:span></text:p>
      <text:p text:style-name="P10"><text:span text:style-name="T3"><text:s/>"errors":[],</text:span></text:p>
      <text:p text:style-name="P10"><text:span text:style-name="T3"><text:s/>"warnings":[],</text:span></text:p>
      <text:p text:style-name="P10"><text:span text:style-name="T3"><text:s/>"validationsPassed":[],</text:span></text:p>
      <text:p text:style-name="P7"><text:span text:style-name="HTML_20_Code"><text:span text:style-name="T4">"payload":[]}</text:span></text:span></text:p>
      <text:p text:style-name="P3"/>
      <text:h text:style-name="Heading_20_2" text:outline-level="2"><text:soft-page-break/>GET api/staging/publication/nextVersion</text:h>
      <text:p text:style-name="Standard">Retrieves next version number for a given publication.</text:p>
      <text:p text:style-name="Standard">Method: Get</text:p>
      <text:p text:style-name="Standard">Content-Type: application/json</text:p>
      <text:p text:style-name="Standard">Sample RESTful URL: <text:a xlink:type="simple" xlink:href="http://sbacdevweb.astprojects.org:8080/corestandards/api/staging/publication/nextVersion">http://sbacdevweb.astprojects.org:8080/corestandards/api/staging/publication/nextVersion</text:a> </text:p>
      <text:p text:style-name="Standard">Sample JSON Response:</text:p>
      <text:p text:style-name="P10">{"status":"success",</text:p>
      <text:p text:style-name="P10"><text:s/>"errors":[],</text:p>
      <text:p text:style-name="P10"><text:s/>"warnings":[],</text:p>
      <text:p text:style-name="P10"><text:s/>"validationsPassed":[],</text:p>
      <text:p text:style-name="P10"><text:s/>"payload":”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0.1665in" fo:orphans="2" fo:widows="2" style:writing-mode="lr-tb"/>
      <style:text-properties style:use-window-font-color="true" style:font-name="Times" fo:font-size="12pt"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Text_20_body" style:default-outline-level="5" style:class="text">
      <style:paragraph-properties fo:margin-top="0.1665in" fo:margin-bottom="0.0417in" fo:line-height="0.1528in" fo:text-align="justify" style:justify-single-word="false"/>
      <style:text-properties style:font-name="Arial1" fo:font-size="11pt" style:font-size-asian="11pt"/>
    </style:style>
    <style:style style:name="Heading_20_6" style:display-name="Heading 6" style:family="paragraph" style:parent-style-name="Standard" style:next-style-name="Text_20_body" style:default-outline-level="6" style:class="text">
      <style:paragraph-properties fo:margin-top="0.1665in" fo:margin-bottom="0.0417in" fo:line-height="0.1528in" fo:text-align="justify" style:justify-single-word="false"/>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fo:line-height="0.1528in" fo:text-align="justify" style:justify-single-word="false"/>
      <style:text-properties style:font-name="Arial1" fo:font-size="10pt" style:font-size-asian="10pt"/>
    </style:style>
    <style:style style:name="Heading_20_8" style:display-name="Heading 8" style:family="paragraph" style:parent-style-name="Standard" style:next-style-name="Text_20_body" style:default-outline-level="8" style:class="text">
      <style:paragraph-properties fo:margin-top="0.1665in" fo:margin-bottom="0.0417in" fo:line-height="0.1528in" fo:text-align="justify" style:justify-single-word="false"/>
      <style:text-properties style:font-name="Arial1" fo:font-size="10pt" fo:font-style="italic" style:font-size-asian="10pt" style:font-style-asian="italic"/>
    </style:style>
    <style:style style:name="Heading_20_9" style:display-name="Heading 9" style:family="paragraph" style:parent-style-name="Standard" style:next-style-name="Text_20_body" style:default-outline-level="9" style:class="text">
      <style:paragraph-properties fo:margin-top="0.1665in" fo:margin-bottom="0.0417in" fo:line-height="0.1528in" fo:text-align="justify" style:justify-single-word="false"/>
      <style:text-properties style:font-name="Arial1" fo:font-size="9pt" fo:font-style="italic" style:font-size-asian="9pt" style:font-style-asian="italic"/>
    </style:style>
    <style:style style:name="HTML_20_Preformatted" style:display-name="HTML Preformatted" style:family="paragraph" style:parent-style-name="Standard" style:default-outline-level="">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1"/>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size="18pt" fo:font-weight="bold" style:letter-kerning="true" style:font-name-asian="Times New Roman1" style:font-size-asian="18pt" style:font-weight-asian="bold" style:font-name-complex="Times New Roman1" style:font-size-complex="10pt"/>
    </style:style>
    <style:style style:name="Heading_20_2_20_Char" style:display-name="Heading 2 Char" style:family="text" style:parent-style-name="Default_20_Paragraph_20_Font">
      <style:text-properties style:font-name="Times" fo:font-size="14pt" fo:font-weight="bold" style:font-name-asian="Times New Roman1" style:font-size-asian="14pt" style:font-weight-asian="bold" style:font-name-complex="Times New Roman1" style:font-size-complex="10pt"/>
    </style:style>
    <style:style style:name="Heading_20_3_20_Char" style:display-name="Heading 3 Char" style:family="text" style:parent-style-name="Default_20_Paragraph_20_Font">
      <style:text-properties style:font-name="Times" fo:font-size="12pt" fo:font-weight="bold" style:font-name-asian="Times New Roman1" style:font-size-asian="12pt" style:font-weight-asian="bold" style:font-name-complex="Times New Roman1" style:font-size-complex="10pt"/>
    </style:style>
    <style:style style:name="Heading_20_4_20_Char" style:display-name="Heading 4 Char" style:family="text" style:parent-style-name="Default_20_Paragraph_20_Font">
      <style:text-properties style:font-name="Times New Roman" fo:font-style="italic" fo:font-weight="bold" style:font-name-asian="Times New Roman1" style:font-style-asian="italic" style:font-weight-asian="bold" style:font-name-complex="Times New Roman1" style:font-size-complex="10pt"/>
    </style:style>
    <style:style style:name="Heading_20_5_20_Char" style:display-name="Heading 5 Char" style:family="text" style:parent-style-name="Default_20_Paragraph_20_Font">
      <style:text-properties style:font-name="Arial1" style:font-name-asian="Times New Roman1" style:font-name-complex="Times New Roman1" style:font-size-complex="10pt"/>
    </style:style>
    <style:style style:name="Heading_20_6_20_Char" style:display-name="Heading 6 Char" style:family="text" style:parent-style-name="Default_20_Paragraph_20_Font">
      <style:text-properties style:font-name="Arial1" fo:font-style="italic" style:font-name-asian="Times New Roman1" style:font-style-asian="italic" style:font-name-complex="Times New Roman1" style:font-size-complex="10pt"/>
    </style:style>
    <style:style style:name="Heading_20_7_20_Char" style:display-name="Heading 7 Char" style:family="text" style:parent-style-name="Default_20_Paragraph_20_Font">
      <style:text-properties style:font-name="Arial1" fo:font-size="10pt" style:font-name-asian="Times New Roman1" style:font-size-asian="10pt" style:font-name-complex="Times New Roman1" style:font-size-complex="10pt"/>
    </style:style>
    <style:style style:name="Heading_20_8_20_Char" style:display-name="Heading 8 Char" style:family="text" style:parent-style-name="Default_20_Paragraph_20_Font">
      <style:text-properties style:font-name="Arial1" fo:font-size="10pt" fo:font-style="italic" style:font-name-asian="Times New Roman1" style:font-size-asian="10pt" style:font-style-asian="italic" style:font-name-complex="Times New Roman1" style:font-size-complex="10pt"/>
    </style:style>
    <style:style style:name="Heading_20_9_20_Char" style:display-name="Heading 9 Char" style:family="text" style:parent-style-name="Default_20_Paragraph_20_Font">
      <style:text-properties style:font-name="Arial1" fo:font-size="9pt" fo:font-style="italic" style:font-name-asian="Times New Roman1" style:font-size-asian="9pt" style:font-style-asian="italic" style:font-name-complex="Times New Roman1"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1"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ymchyshyn</meta:initial-creator>
    <dc:creator>Rami Levy</dc:creator>
    <meta:editing-cycles>2</meta:editing-cycles>
    <meta:creation-date>2013-05-09T21:30:00</meta:creation-date>
    <dc:date>2013-05-10T00:18:00</dc:date>
    <meta:editing-duration>PT10S</meta:editing-duration>
    <meta:generator>OpenOffice.org/3.4.1$Unix OpenOffice.org_project/341m1$Build-9593</meta:generator>
    <meta:document-statistic meta:table-count="0" meta:image-count="0" meta:object-count="0" meta:page-count="24" meta:paragraph-count="487" meta:word-count="1284" meta:character-count="14782"/>
    <meta:user-defined meta:name="AppVersion">14.0000</meta:user-defined>
    <meta:user-defined meta:name="Company">American Institutes for Resear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